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5cm" svg:stroke-color="#0b1728" svg:stroke-opacity="0%" draw:stroke-linejoin="miter" draw:fill="solid" draw:fill-color="#214478" fo:padding-top="0.127cm" fo:padding-bottom="0.127cm" fo:padding-left="0.252cm" fo:padding-right="0.252cm"/>
    </style:style>
    <style:style style:name="gr2" style:family="graphic" style:parent-style-name="standard">
      <style:graphic-properties draw:stroke="solid" svg:stroke-width="0.007cm" svg:stroke-color="#0b1728" svg:stroke-opacity="0%" draw:stroke-linejoin="miter" draw:fill="solid" draw:fill-color="#214478" fo:padding-top="0.128cm" fo:padding-bottom="0.128cm" fo:padding-left="0.253cm" fo:padding-right="0.253cm"/>
    </style:style>
    <style:style style:name="gr3" style:family="graphic" style:parent-style-name="standard">
      <style:graphic-properties draw:stroke="solid" svg:stroke-width="0.007cm" svg:stroke-color="#0b1728" svg:stroke-opacity="0%" draw:stroke-linejoin="miter" draw:fill="solid" draw:fill-color="#2c5aa0" fo:padding-top="0.128cm" fo:padding-bottom="0.128cm" fo:padding-left="0.253cm" fo:padding-right="0.253cm"/>
    </style:style>
    <style:style style:name="gr4" style:family="graphic" style:parent-style-name="standard">
      <style:graphic-properties draw:stroke="none" svg:stroke-width="0.007cm" svg:stroke-opacity="0%" draw:stroke-linejoin="miter" draw:fill="solid" draw:fill-color="#5f8dd3"/>
    </style:style>
    <style:style style:name="gr5" style:family="graphic" style:parent-style-name="standard">
      <style:graphic-properties draw:stroke="none" svg:stroke-width="0.012cm" draw:stroke-linejoin="miter" draw:fill="solid" draw:fill-color="#2c5aa0"/>
    </style:style>
    <style:style style:name="gr6" style:family="graphic" style:parent-style-name="standard">
      <style:graphic-properties draw:stroke="none" svg:stroke-width="0.012cm" draw:stroke-linejoin="miter" draw:fill="solid" draw:fill-color="#214478"/>
    </style:style>
    <style:style style:name="gr7" style:family="graphic" style:parent-style-name="standard">
      <style:graphic-properties draw:stroke="none" svg:stroke-width="0.035cm" draw:stroke-linejoin="miter" draw:fill="solid" draw:fill-color="#000000" draw:opacity="0%"/>
    </style:style>
    <style:style style:name="gr8" style:family="graphic" style:parent-style-name="standard">
      <style:graphic-properties draw:stroke="none" svg:stroke-width="0.003cm" draw:stroke-linejoin="miter" draw:fill="solid" draw:fill-color="#ffffff" draw:opacity="0%"/>
    </style:style>
    <style:style style:name="P1" style:family="paragraph">
      <style:paragraph-properties fo:margin-top="0cm" fo:margin-bottom="0cm"/>
      <style:text-properties fo:font-size="12pt" style:font-size-asian="12pt" style:font-size-complex="12pt"/>
    </style:style>
    <style:style style:name="P2" style:family="paragraph">
      <loext:graphic-properties draw:fill="solid" draw:fill-color="#214478"/>
      <style:text-properties fo:color="#ffffff" style:font-name="Ubuntu Mono" fo:font-size="12pt" style:font-size-asian="12pt" style:font-size-complex="12pt"/>
    </style:style>
    <style:style style:name="P3" style:family="paragraph">
      <loext:graphic-properties draw:fill="solid" draw:fill-color="#214478"/>
    </style:style>
    <style:style style:name="P4" style:family="paragraph">
      <loext:graphic-properties draw:fill="solid" draw:fill-color="#2c5aa0"/>
    </style:style>
    <style:style style:name="P5" style:family="paragraph">
      <loext:graphic-properties draw:fill="solid" draw:fill-color="#5f8dd3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solid" draw:fill-color="#000000" draw:opacity="0%"/>
      <style:paragraph-properties fo:text-align="center"/>
      <style:text-properties fo:color="#000000" style:font-name="Ubuntu Mono" fo:font-size="12pt" style:font-size-asian="12pt" style:font-size-complex="12pt"/>
    </style:style>
    <style:style style:name="P8" style:family="paragraph">
      <loext:graphic-properties draw:fill="solid" draw:fill-color="#ffffff" draw:opacity="0%"/>
    </style:style>
    <style:style style:name="T1" style:family="text">
      <style:text-properties fo:color="#ffffff" style:font-name="Ubuntu Mono" fo:font-size="12pt" style:font-size-asian="12pt" style:font-size-complex="12pt"/>
    </style:style>
    <style:style style:name="T2" style:family="text">
      <style:text-properties fo:color="#d5e5ff" style:font-name="Ubuntu Mono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style:font-name="Ubuntu Mono" fo:font-size="12pt" style:font-size-asian="12pt" style:font-size-complex="12pt"/>
    </style:style>
    <style:style style:name="T4" style:family="text">
      <style:text-properties fo:color="#5f8dd3" style:font-name="Ubuntu Mono" fo:font-size="12pt" fo:background-color="#ffffff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2" draw:layer="layout" svg:width="9.808cm" svg:height="1.148cm" svg:x="3.583cm" svg:y="4.351cm" svg:viewBox="0 0 9809 1149" draw:points="9809,2 9809,1149 0,1149 605,0">
          <text:p text:style-name="P1"><text:span text:style-name="T1"><text:s text:c="2"/></text:span><text:span text:style-name="T1">expert</text:span><text:span text:style-name="T2">analytics</text:span><text:span text:style-name="T1">.no</text:span></text:p>
          <text:p text:style-name="P1"><text:span text:style-name="T1"/></text:p>
        </draw:polygon>
        <draw:g>
          <draw:polygon draw:style-name="gr2" draw:text-style-name="P3" draw:layer="layout" svg:width="0.492cm" svg:height="0.932cm" svg:x="2.642cm" svg:y="0.901cm" svg:viewBox="0 0 493 933" draw:points="185,0 493,584 309,933 0,347">
            <text:p/>
          </draw:polygon>
          <draw:polygon draw:style-name="gr3" draw:text-style-name="P4" draw:layer="layout" svg:width="0.89cm" svg:height="0.983cm" svg:x="1.907cm" svg:y="0.849cm" svg:viewBox="0 0 891 984" draw:points="891,1 371,984 0,984 522,0">
            <text:p/>
          </draw:polygon>
          <draw:polygon draw:style-name="gr4" draw:text-style-name="P5" draw:layer="layout" svg:width="0.496cm" svg:height="0.932cm" svg:x="2.377cm" svg:y="1.398cm" svg:viewBox="0 0 497 933" draw:points="186,0 497,587 310,933 0,348">
            <text:p/>
          </draw:polygon>
          <draw:polygon draw:style-name="gr4" draw:text-style-name="P5" draw:layer="layout" svg:width="0.416cm" svg:height="0.785cm" svg:x="1.906cm" svg:y="0.51cm" svg:viewBox="0 0 417 786" draw:points="186,0 417,436 232,786 0,348">
            <text:p/>
          </draw:polygon>
          <draw:path draw:style-name="gr5" draw:text-style-name="P4" draw:layer="layout" svg:width="0.323cm" svg:height="0.379cm" svg:x="3.096cm" svg:y="0.845cm" svg:viewBox="0 0 324 380" svg:d="M171 0c49 0 87 15 113 46 27 30 40 76 40 138v23h-259c2 37 15 66 37 86 22 19 53 28 94 28 22 0 41-1 58-5 16-3 29-7 37-11l8 54c-8 4-22 9-43 13-19 5-42 8-68 8-31 0-59-5-83-14-23-10-43-24-58-41-16-16-28-37-35-59-8-24-12-48-12-75 0-32 5-60 15-85 10-24 23-44 38-59 17-16 35-28 55-35 21-8 42-12 63-12zM258 154c0-30-7-55-24-72-16-18-37-28-64-28-15 0-29 4-41 9-12 6-23 13-31 23-9 9-16 20-22 32-5 12-8 24-9 36z">
            <text:p/>
          </draw:path>
          <draw:path draw:style-name="gr5" draw:text-style-name="P4" draw:layer="layout" svg:width="0.345cm" svg:height="0.361cm" svg:x="3.477cm" svg:y="0.853cm" svg:viewBox="0 0 346 362" svg:d="M274 362c-5-10-12-22-20-34-7-13-15-25-24-39-8-13-18-26-28-39-9-13-19-26-28-36-9 11-19 23-29 37-11 13-21 26-31 40-10 12-18 25-26 38-9 12-16 23-21 33h-67c17-31 38-63 62-96 26-33 50-65 74-94l-131-172h73l97 127 90-127h69l-120 168c24 31 47 62 70 96 25 33 45 65 62 98z">
            <text:p/>
          </draw:path>
          <draw:path draw:style-name="gr5" draw:text-style-name="P4" draw:layer="layout" svg:width="0.303cm" svg:height="0.498cm" svg:x="3.899cm" svg:y="0.845cm" svg:viewBox="0 0 304 499" svg:d="M237 190c0-43-9-75-29-98-21-24-46-35-77-35-18 0-32 1-43 2-10 2-17 3-23 6v228c7 7 18 13 32 19s29 9 44 9c17 0 32-4 43-10 13-7 23-16 30-28 9-12 14-26 18-41 4-16 5-34 5-52zM304 190c0 27-4 52-11 76-7 22-17 43-31 59-12 17-29 30-48 39-19 10-41 14-65 14-20 0-36-2-51-7s-26-9-33-15v143h-65v-480c14-4 32-8 53-12 23-5 49-7 78-7 26 0 49 5 70 13 22 9 40 22 55 39 15 16 27 35 35 59s13 50 13 79z">
            <text:p/>
          </draw:path>
          <draw:path draw:style-name="gr5" draw:text-style-name="P4" draw:layer="layout" svg:width="0.323cm" svg:height="0.379cm" svg:x="4.265cm" svg:y="0.845cm" svg:viewBox="0 0 324 380" svg:d="M171 0c49 0 87 15 113 46 27 30 40 76 40 138v23h-259c2 37 15 66 37 86 22 19 53 28 94 28 22 0 41-1 58-5 16-3 29-7 37-11l8 54c-8 4-22 9-43 13-19 5-42 8-68 8-31 0-59-5-83-14-23-10-43-24-58-41-16-16-28-37-35-59-8-24-12-48-12-75 0-32 5-60 15-85 10-24 23-44 38-59 17-16 35-28 55-35 21-8 42-12 63-12zM258 154c0-30-7-55-24-72-16-18-37-28-64-28-15 0-29 4-41 9-12 6-23 13-31 23-9 9-16 20-22 32-5 12-8 24-9 36z">
            <text:p/>
          </draw:path>
          <draw:path draw:style-name="gr5" draw:text-style-name="P4" draw:layer="layout" svg:width="0.257cm" svg:height="0.369cm" svg:x="4.707cm" svg:y="0.845cm" svg:viewBox="0 0 258 370" svg:d="M0 370v-343c53-18 107-27 161-27 16 0 32 1 48 2 14 1 31 4 49 8l-11 57c-17-5-32-7-45-9-12-1-26-2-41-2-32 0-64 5-97 14v300z">
            <text:p/>
          </draw:path>
          <draw:path draw:style-name="gr5" draw:text-style-name="P4" draw:layer="layout" svg:width="0.301cm" svg:height="0.482cm" svg:x="5.062cm" svg:y="0.741cm" svg:viewBox="0 0 302 483" svg:d="M141 113h152v53h-152v169c0 18 1 33 4 45 2 10 6 20 12 28 6 6 14 10 24 14 9 2 20 3 33 3 19 0 34-1 46-4 11-4 23-8 33-13l9 55c-7 3-19 7-35 12-16 6-35 8-58 8-27 0-50-3-67-10-17-5-30-15-40-28-10-12-17-27-20-46-4-19-6-40-6-64v-169h-76v-53h76v-101l65-12z">
            <text:p/>
          </draw:path>
          <draw:path draw:style-name="gr6" draw:text-style-name="P3" draw:layer="layout" svg:width="0.309cm" svg:height="0.384cm" svg:x="3.496cm" svg:y="1.442cm" svg:viewBox="0 0 310 385" svg:d="M161 307c11 0 21 0 31 0 9 0 18-1 26-2v-84c-6-1-14-2-22-2-9-1-18-2-25-2-10 0-20 1-29 2s-17 4-25 7c-7 2-13 7-17 13-4 5-6 13-6 22 0 18 6 29 19 36s29 10 48 10zM153 0c30 0 55 3 75 12 20 5 37 15 49 28 11 13 20 28 25 48 5 18 8 39 8 61v219c-14 3-35 6-63 11-27 4-58 6-93 6-23 0-44-2-64-6-18-5-34-11-48-21-13-10-24-22-30-37-9-16-12-34-12-57 0-22 4-40 12-54 9-14 20-27 34-35 14-9 30-16 48-19 19-4 37-6 57-6 26 0 48 2 67 6v-11c0-18-6-34-18-46-10-13-31-18-59-18-18 0-36 1-53 3-17 3-30 6-40 10l-13-78c11-4 28-7 50-11 22-3 45-5 68-5z">
            <text:p/>
          </draw:path>
          <draw:path draw:style-name="gr6" draw:text-style-name="P3" draw:layer="layout" svg:width="0.294cm" svg:height="0.374cm" svg:x="3.901cm" svg:y="1.444cm" svg:viewBox="0 0 295 375" svg:d="M0 19c17-4 38-8 63-12 26-5 54-7 83-7s54 4 73 12c19 9 34 19 45 35 11 15 19 32 24 53s7 43 7 68v207h-95v-195c0-34-4-59-13-74-8-15-23-22-47-22-7 0-15 0-22 0-7 1-14 1-22 2v289h-96z">
            <text:p/>
          </draw:path>
          <draw:path draw:style-name="gr6" draw:text-style-name="P3" draw:layer="layout" svg:width="0.309cm" svg:height="0.384cm" svg:x="4.276cm" svg:y="1.442cm" svg:viewBox="0 0 310 385" svg:d="M161 307c11 0 21 0 31 0 9 0 18-1 26-2v-84c-6-1-14-2-22-2-9-1-18-2-25-2-10 0-20 1-29 2s-17 4-25 7c-7 2-13 7-17 13-4 5-6 13-6 22 0 18 6 29 19 36s29 10 48 10zM153 0c30 0 55 3 75 12 20 5 37 15 49 28 11 13 20 28 25 48 5 18 8 39 8 61v219c-14 3-35 6-63 11-27 4-58 6-93 6-23 0-44-2-64-6-18-5-34-11-48-21-13-10-24-22-30-37-9-16-12-34-12-57 0-22 4-40 12-54 9-14 20-27 34-35 14-9 30-16 48-19 19-4 37-6 57-6 26 0 48 2 67 6v-11c0-18-6-34-18-46-10-13-31-18-59-18-18 0-36 1-53 3-17 3-30 6-40 10l-13-78c11-4 28-7 50-11 22-3 45-5 68-5z">
            <text:p/>
          </draw:path>
          <draw:path draw:style-name="gr6" draw:text-style-name="P3" draw:layer="layout" svg:width="0.336cm" svg:height="0.545cm" svg:x="4.659cm" svg:y="1.282cm" svg:viewBox="0 0 337 546" svg:d="M337 521c-2 1-6 2-12 6-5 2-12 5-20 9-9 2-21 4-33 6-13 2-27 4-44 4-43 0-76-14-96-40s-30-65-30-115v-311h-102v-80h197v399c0 23 5 41 15 50 10 8 23 13 38 13 19 0 35-3 48-8s22-9 26-10z">
            <text:p/>
          </draw:path>
          <draw:path draw:style-name="gr6" draw:text-style-name="P3" draw:layer="layout" svg:width="0.352cm" svg:height="0.497cm" svg:x="5.036cm" svg:y="1.451cm" svg:viewBox="0 0 353 498" svg:d="M353 0c-10 35-19 68-29 102-9 33-18 65-28 96s-21 62-32 93c-11 29-23 58-36 87-10 21-20 39-30 54-9 15-20 27-32 37-11 10-24 17-39 22-14 4-31 7-50 7-15 0-31-2-44-4-13-3-24-6-33-10l18-81c11 5 20 8 27 9 8 3 17 4 27 4 18 0 34-6 45-19 12-12 20-27 28-45-23-45-46-97-69-156-23-60-44-125-63-196h100c5 19 10 39 16 62 6 22 12 43 20 65 6 22 13 44 20 64 8 22 16 41 24 60 5-19 11-38 17-60 5-20 10-42 16-63 5-22 10-44 14-66 6-22 11-42 14-62z">
            <text:p/>
          </draw:path>
          <draw:path draw:style-name="gr6" draw:text-style-name="P3" draw:layer="layout" svg:width="0.339cm" svg:height="0.482cm" svg:x="5.438cm" svg:y="1.343cm" svg:viewBox="0 0 340 483" svg:d="M84 187h-84v-79h84v-92l95-16v108h155v79h-155v148c0 14 2 25 4 33 3 8 7 15 12 20 5 4 10 8 17 9 6 2 14 2 22 2 9 0 17 0 24 0 8 0 16-1 22-3 8-2 15-3 22-6 8-2 16-6 25-10l13 83c-17 7-37 12-57 15-21 3-41 5-60 5-22 0-41-2-59-6-17-3-32-10-43-20-13-11-22-26-28-45-7-18-9-44-9-74z">
            <text:p/>
          </draw:path>
          <draw:path draw:style-name="gr6" draw:text-style-name="P3" draw:layer="layout" svg:width="0.336cm" svg:height="0.541cm" svg:x="5.828cm" svg:y="1.284cm" svg:viewBox="0 0 337 542" svg:d="M193 62c0 18-6 33-18 44-11 11-25 16-42 16-16 0-31-5-43-16s-18-26-18-44c0-19 6-35 18-46s27-16 43-16c17 0 31 5 42 16 12 11 18 27 18 46zM337 518c-20 10-39 16-57 19-17 3-33 5-47 5-25 0-46-4-64-10-16-9-30-18-40-32-11-14-17-31-21-51-4-19-6-42-6-67v-135h-102v-80h197v227c0 22 4 38 13 49 8 11 21 16 40 16 8 0 20-1 32-4 12-2 27-7 42-15z">
            <text:p/>
          </draw:path>
          <draw:path draw:style-name="gr6" draw:text-style-name="P3" draw:layer="layout" svg:width="0.328cm" svg:height="0.384cm" svg:x="6.224cm" svg:y="1.442cm" svg:viewBox="0 0 329 385" svg:d="M0 193c0-27 4-52 12-75 9-24 22-44 39-61 17-18 39-32 65-41 26-11 57-16 94-16 22 0 41 2 60 5 17 2 35 8 53 16l-21 77c-10-4-22-8-35-10-13-3-29-4-48-4-23 0-42 2-58 8-16 5-28 12-37 22-10 10-16 22-20 35-5 14-6 28-6 44 0 34 9 60 28 80 19 19 51 28 97 28 15 0 31 0 47-3 17-2 32-5 46-10l13 79c-13 4-30 9-49 13-19 3-42 5-68 5-37 0-69-5-96-15s-49-23-67-41c-16-17-29-37-37-60-8-24-12-49-12-76z">
            <text:p/>
          </draw:path>
          <draw:path draw:style-name="gr6" draw:text-style-name="P3" draw:layer="layout" svg:width="0.302cm" svg:height="0.384cm" svg:x="6.622cm" svg:y="1.442cm" svg:viewBox="0 0 303 385" svg:d="M136 303c23 0 41-1 54-4 12-4 19-11 19-21 0-7-3-13-7-18-3-4-9-8-16-11s-15-7-25-10c-8-3-18-6-28-9-14-5-28-10-43-14-14-6-28-13-39-22-12-8-22-19-30-31-8-13-12-29-12-49 0-15 3-29 9-43s16-26 28-36c13-12 30-20 49-26 20-6 44-9 72-9 23 0 45 2 66 5 21 4 38 9 54 16l-15 82c-9-4-23-8-42-13-18-6-39-9-63-9s-41 3-50 9c-9 5-13 12-13 18s2 11 6 16c4 4 9 8 16 12s15 7 23 11c8 3 18 6 28 9 14 5 28 10 43 16 15 5 29 13 40 21 13 8 23 20 31 33s12 30 12 48c0 16-3 30-8 43-7 14-16 26-30 35-13 10-30 19-51 24-22 6-47 9-79 9-31 0-59-4-82-11-22-8-40-14-53-20l15-80c19 7 37 14 57 20 22 7 42 9 64 9z">
            <text:p/>
          </draw:path>
        </draw:g>
        <draw:polygon draw:style-name="gr7" draw:text-style-name="P7" draw:layer="layout" svg:width="5.109cm" svg:height="2.002cm" svg:x="1.86cm" svg:y="2.326cm" svg:viewBox="0 0 5110 2003" draw:points="2555,2003 0,2003 0,0 5110,0 5110,2003">
          <text:p text:style-name="P6"><text:span text:style-name="T3">Full name</text:span></text:p>
          <text:p text:style-name="P6"><text:span text:style-name="T4"><text:a xlink:href="mailto:email@xal.no" xlink:type="simple">email@xal.no</text:a></text:span></text:p>
          <text:p text:style-name="P6"><text:span text:style-name="T3">+47 987 65 432</text:span></text:p>
        </draw:polygon>
        <draw:polygon draw:style-name="gr8" draw:text-style-name="P8" draw:layer="layout" svg:width="3.706cm" svg:height="0.496cm" svg:x="3.457cm" svg:y="3.855cm" svg:viewBox="0 0 3707 497" draw:points="1853,497 0,497 0,0 3707,0 3707,497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5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1-13T14:12:37.524677067</dc:date>
    <meta:editing-duration>PT11M7S</meta:editing-duration>
    <meta:editing-cycles>2</meta:editing-cycles>
    <meta:generator>LibreOffice/5.3.1.2$Linux_X86_64 LibreOffice_project/30m0$Build-2</meta:generator>
    <meta:document-statistic meta:object-count="23"/>
  </office:meta>
</office:document-meta>
</file>